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toreFactory.createAreaVersion( Publication publication , String areaName , String uuid , String 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Store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toreFactory.buildItem( Session session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umentStoreFactory.DocumentStoreFactory(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StoreFactory.isSh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